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8.39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75.09pt"/>
    </style:style>
    <style:style style:name="co6" style:family="table-column">
      <style:table-column-properties fo:break-before="auto" style:column-width="72pt"/>
    </style:style>
    <style:style style:name="ro1" style:family="table-row">
      <style:table-row-properties style:row-height="14.0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4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5" style:family="table-cell" style:parent-style-name="Default" style:data-style-name="N61"/>
    <style:style style:name="ce6" style:family="table-cell" style:parent-style-name="Default" style:data-style-name="N61">
      <style:text-properties fo:font-weight="bold" style:font-weight-asian="bold" style:font-weight-complex="bold"/>
    </style:style>
    <style:style style:name="ce7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12"/>
          <table:table-cell office:value-type="string" calcext:value-type="string">
            <text:p>config no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bitals to vary</text:p>
          </table:table-cell>
          <table:table-cell office:value-type="string" calcext:value-type="string">
            <text:p>spectroscopic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cf iterations (bold means terminated)</text:p>
          </table:table-cell>
          <table:table-cell office:value-type="string" calcext:value-type="string">
            <text:p>6s energy</text:p>
          </table:table-cell>
          <table:table-cell office:value-type="string" calcext:value-type="string">
            <text:p>6p- energy</text:p>
          </table:table-cell>
          <table:table-cell office:value-type="string" calcext:value-type="string">
            <text:p>6p energy</text:p>
          </table:table-cell>
          <table:table-cell office:value-type="string" calcext:value-type="string">
            <text:p>5d- energy</text:p>
          </table:table-cell>
          <table:table-cell office:value-type="string" calcext:value-type="string">
            <text:p>5d energy</text:p>
          </table:table-cell>
          <table:table-cell office:value-type="float" office:value="369" calcext:value-type="float">
            <text:p>369</text:p>
          </table:table-cell>
          <table:table-cell office:value-type="float" office:value="435" calcext:value-type="float">
            <text:p>435</text:p>
          </table:table-cell>
          <table:table-cell office:value-type="float" office:value="411" calcext:value-type="float">
            <text:p>4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gdalek 1981 Table 2</text:p>
          </table:table-cell>
          <table:table-cell table:number-columns-repeated="3"/>
          <table:table-cell office:value-type="float" office:value="0.447747" calcext:value-type="float">
            <text:p>0.447747</text:p>
          </table:table-cell>
          <table:table-cell office:value-type="float" office:value="0.324444" calcext:value-type="float">
            <text:p>0.324444</text:p>
          </table:table-cell>
          <table:table-cell office:value-type="float" office:value="0.309269" calcext:value-type="float">
            <text:p>0.309269</text:p>
          </table:table-cell>
          <table:table-cell office:value-type="float" office:value="0.34313" calcext:value-type="float">
            <text:p>0.34313</text:p>
          </table:table-cell>
          <table:table-cell office:value-type="float" office:value="0.33687" calcext:value-type="float">
            <text:p>0.336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omas Fermi ERWF</text:p>
          </table:table-cell>
          <table:table-cell table:number-columns-repeated="3"/>
          <table:table-cell table:style-name="ce5" office:value-type="float" office:value="0.9471" calcext:value-type="float">
            <text:p>9.47E-01</text:p>
          </table:table-cell>
          <table:table-cell table:style-name="ce5" office:value-type="float" office:value="0.6793" calcext:value-type="float">
            <text:p>6.79E-01</text:p>
          </table:table-cell>
          <table:table-cell table:style-name="ce5" office:value-type="float" office:value="0.6182" calcext:value-type="float">
            <text:p>6.18E-01</text:p>
          </table:table-cell>
          <table:table-cell table:style-name="ce5" office:value-type="float" office:value="1.499" calcext:value-type="float">
            <text:p>1.50E+00</text:p>
          </table:table-cell>
          <table:table-cell office:value-type="float" office:value="1.444" calcext:value-type="float">
            <text:p>1.444</text:p>
          </table:table-cell>
          <table:table-cell table:formula="of:=[.E4]-[.F4]" office:value-type="float" office:value="0.2678" calcext:value-type="float">
            <text:p>0.2678</text:p>
          </table:table-cell>
          <table:table-cell table:formula="of:=[.H4]-[.E4]" office:value-type="float" office:value="0.5519" calcext:value-type="float">
            <text:p>0.5519</text:p>
          </table:table-cell>
          <table:table-cell table:formula="of:=[.I4]-[.E4]" office:value-type="float" office:value="0.4969" calcext:value-type="float">
            <text:p>0.49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reened Hydrogenic ERWF...worse than TF</text:p>
          </table:table-cell>
          <table:table-cell table:number-columns-repeated="3"/>
          <table:table-cell table:number-columns-repeated="3" table:style-name="ce5" office:value-type="float" office:value="3.563" calcext:value-type="float">
            <text:p>3.56E+00</text:p>
          </table:table-cell>
          <table:table-cell table:style-name="ce5" office:value-type="float" office:value="5.125" calcext:value-type="float">
            <text:p>5.13E+00</text:p>
          </table:table-cell>
          <table:table-cell table:style-name="ce5" office:value-type="float" office:value="5.123" calcext:value-type="float">
            <text:p>5.12E+0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example5 initial guess</text:p>
          </table:table-cell>
          <table:table-cell table:number-columns-repeated="3"/>
          <table:table-cell table:style-name="ce5" table:number-columns-repeated="3"/>
          <table:table-cell table:number-columns-repeated="10"/>
        </table:table-row>
        <table:table-row table:style-name="ro1">
          <table:table-cell table:number-columns-repeated="4"/>
          <table:table-cell table:style-name="ce5"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>
            <text:p>after RSCF2</text:p>
          </table:table-cell>
          <table:table-cell table:style-name="ce1" table:number-columns-repeated="3"/>
          <table:table-cell table:style-name="ce6" table:number-columns-repeated="3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>
            <text:p>6s 6p- 6d* 6f*</text:p>
          </table:table-cell>
          <table:table-cell office:value-type="string" calcext:value-type="string">
            <text:p>6s 6p-</text:p>
          </table:table-cell>
          <table:table-cell office:value-type="float" office:value="300" calcext:value-type="float">
            <text:p>300</text:p>
          </table:table-cell>
          <table:table-cell table:style-name="ce1" office:value-type="float" office:value="100" calcext:value-type="float">
            <text:p>100</text:p>
          </table:table-cell>
          <table:table-cell table:style-name="ce5" office:value-type="float" office:value="0.56946526" calcext:value-type="float">
            <text:p>5.69E-01</text:p>
          </table:table-cell>
          <table:table-cell table:style-name="ce5" office:value-type="float" office:value="0.44532931" calcext:value-type="float">
            <text:p>4.45E-01</text:p>
          </table:table-cell>
          <table:table-cell table:style-name="ce5"/>
          <table:table-cell table:number-columns-repeated="2"/>
          <table:table-cell table:formula="of:=[.E10]-[.F10]" office:value-type="float" office:value="0.12413595" calcext:value-type="float">
            <text:p>0.12413595</text:p>
          </table:table-cell>
          <table:table-cell table:number-columns-repeated="2"/>
          <table:table-cell office:value-type="string" calcext:value-type="string">
            <text:p>2 excitations from 4f14 6s and 4f14 6p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6s 6p* 6d* 6f*</text:p>
          </table:table-cell>
          <table:table-cell office:value-type="string" calcext:value-type="string">
            <text:p>6s 6p-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float" office:value="0.48796254" calcext:value-type="float">
            <text:p>4.88E-01</text:p>
          </table:table-cell>
          <table:table-cell table:style-name="ce5" office:value-type="string" calcext:value-type="string">
            <text:p>fail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2" office:value-type="string" calcext:value-type="string">
            <text:p>6s 6f* 6d* 6p*</text:p>
          </table:table-cell>
          <table:table-cell office:value-type="string" calcext:value-type="string">
            <text:p>6s 6p-</text:p>
          </table:table-cell>
          <table:table-cell/>
          <table:table-cell table:style-name="ce2"/>
          <table:table-cell table:style-name="ce5" office:value-type="float" office:value="0.46571417" calcext:value-type="float">
            <text:p>4.66E-01</text:p>
          </table:table-cell>
          <table:table-cell table:style-name="ce5" office:value-type="float" office:value="0.46677241" calcext:value-type="float">
            <text:p>4.67E-01</text:p>
          </table:table-cell>
          <table:table-cell table:style-name="ce5" office:value-type="float" office:value="1.8045404" calcext:value-type="float">
            <text:p>1.80E+00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6s 5d* 4f* 6p*</text:p>
          </table:table-cell>
          <table:table-cell office:value-type="string" calcext:value-type="string">
            <text:p>6s 6p-</text:p>
          </table:table-cell>
          <table:table-cell/>
          <table:table-cell table:style-name="ce2"/>
          <table:table-cell table:style-name="ce5" office:value-type="float" office:value="1.2215266" calcext:value-type="float">
            <text:p>1.22E+00</text:p>
          </table:table-cell>
          <table:table-cell table:style-name="ce5" table:number-columns-repeated="2"/>
          <table:table-cell office:value-type="float" office:value="1.7208064" calcext:value-type="float">
            <text:p>1.7208064</text:p>
          </table:table-cell>
          <table:table-cell office:value-type="float" office:value="1.703994" calcext:value-type="float">
            <text:p>1.70399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6s 5d* 4f* 6p- </text:p>
          </table:table-cell>
          <table:table-cell office:value-type="string" calcext:value-type="string">
            <text:p>6s 6p-</text:p>
          </table:table-cell>
          <table:table-cell/>
          <table:table-cell table:style-name="ce2"/>
          <table:table-cell table:style-name="ce5" office:value-type="float" office:value="1.2202261" calcext:value-type="float">
            <text:p>1.22E+00</text:p>
          </table:table-cell>
          <table:table-cell table:style-name="ce5" table:number-columns-repeated="2"/>
          <table:table-cell office:value-type="float" office:value="1.7204997" calcext:value-type="float">
            <text:p>1.7204997</text:p>
          </table:table-cell>
          <table:table-cell office:value-type="float" office:value="1.7051946" calcext:value-type="float">
            <text:p>1.7051946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6s 6p-</text:p>
          </table:table-cell>
          <table:table-cell office:value-type="string" calcext:value-type="string">
            <text:p>6s 6p-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5" office:value-type="float" office:value="0.56586635" calcext:value-type="float">
            <text:p>5.66E-01</text:p>
          </table:table-cell>
          <table:table-cell table:style-name="ce5" office:value-type="float" office:value="0.44241842" calcext:value-type="float">
            <text:p>4.42E-01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2" office:value-type="string" calcext:value-type="string">
            <text:p>6s 6p- 6p</text:p>
          </table:table-cell>
          <table:table-cell office:value-type="string" calcext:value-type="string">
            <text:p>6s 6p- 6p</text:p>
          </table:table-cell>
          <table:table-cell/>
          <table:table-cell table:style-name="ce1"/>
          <table:table-cell table:style-name="ce5" office:value-type="float" office:value="0.5594542" calcext:value-type="float">
            <text:p>5.59E-01</text:p>
          </table:table-cell>
          <table:table-cell table:style-name="ce7" office:value-type="float" office:value="0.4397352" calcext:value-type="float">
            <text:p>4.40E-01</text:p>
          </table:table-cell>
          <table:table-cell table:style-name="ce5" office:value-type="string" calcext:value-type="string">
            <text:p>Fail</text:p>
          </table:table-cell>
          <table:table-cell table:number-columns-repeated="10"/>
        </table:table-row>
        <table:table-row table:style-name="ro1">
          <table:table-cell table:number-columns-repeated="2" table:style-name="ce2" office:value-type="string" calcext:value-type="string">
            <text:p>6s 6p- 6d*</text:p>
          </table:table-cell>
          <table:table-cell office:value-type="float" office:value="190" calcext:value-type="float">
            <text:p>190</text:p>
          </table:table-cell>
          <table:table-cell table:style-name="ce1" office:value-type="float" office:value="9" calcext:value-type="float">
            <text:p>9</text:p>
          </table:table-cell>
          <table:table-cell table:style-name="ce5" office:value-type="float" office:value="0.56925914" calcext:value-type="float">
            <text:p>5.69E-01</text:p>
          </table:table-cell>
          <table:table-cell table:style-name="ce5" office:value-type="float" office:value="0.44527043" calcext:value-type="float">
            <text:p>4.45E-01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2" office:value-type="string" calcext:value-type="string">
            <text:p>6s 4f 5d- 5d 6p-</text:p>
          </table:table-cell>
          <table:table-cell office:value-type="string" calcext:value-type="string">
            <text:p>6s 6p-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float" office:value="0.65077601" calcext:value-type="float">
            <text:p>6.51E-01</text:p>
          </table:table-cell>
          <table:table-cell table:style-name="ce5" table:number-columns-repeated="2"/>
          <table:table-cell table:number-columns-repeated="10"/>
        </table:table-row>
        <table:table-row table:style-name="ro1">
          <table:table-cell table:style-name="ce3" office:value-type="string" calcext:value-type="string">
            <text:p>6s 4f 5d- 5d 6p- 6d* 6f*</text:p>
          </table:table-cell>
          <table:table-cell table:style-name="ce2" office:value-type="string" calcext:value-type="string">
            <text:p>6s 6p-</text:p>
          </table:table-cell>
          <table:table-cell/>
          <table:table-cell table:style-name="ce1"/>
          <table:table-cell table:style-name="ce5" office:value-type="float" office:value="15.609125" calcext:value-type="float">
            <text:p>1.56E+01</text:p>
          </table:table-cell>
          <table:table-cell table:style-name="ce5" office:value-type="string" calcext:value-type="string">
            <text:p>fail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3" office:value-type="string" calcext:value-type="string">
            <text:p>6s 4f* 5d* 6p- 6d* 6f*</text:p>
          </table:table-cell>
          <table:table-cell table:style-name="ce2" office:value-type="string" calcext:value-type="string">
            <text:p>6s 6p-</text:p>
          </table:table-cell>
          <table:table-cell/>
          <table:table-cell table:style-name="ce1"/>
          <table:table-cell table:style-name="ce5" office:value-type="float" office:value="0.54226239" calcext:value-type="float">
            <text:p>5.42E-01</text:p>
          </table:table-cell>
          <table:table-cell table:style-name="ce5" office:value-type="string" calcext:value-type="string">
            <text:p>fail</text:p>
          </table:table-cell>
          <table:table-cell table:style-name="ce5"/>
          <table:table-cell table:number-columns-repeated="10"/>
        </table:table-row>
        <table:table-row table:style-name="ro1">
          <table:table-cell table:number-columns-repeated="2" table:style-name="ce4" office:value-type="string" calcext:value-type="string">
            <text:p>5* 6*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6" office:value-type="float" office:value="0.42920205" calcext:value-type="float">
            <text:p>4.29E-01</text:p>
          </table:table-cell>
          <table:table-cell table:style-name="ce6" office:value-type="float" office:value="0.33958439" calcext:value-type="float">
            <text:p>3.40E-01</text:p>
          </table:table-cell>
          <table:table-cell table:style-name="ce6" office:value-type="float" office:value="0.11262162" calcext:value-type="float">
            <text:p>1.13E-01</text:p>
          </table:table-cell>
          <table:table-cell table:style-name="ce6" office:value-type="float" office:value="0.55026428" calcext:value-type="float">
            <text:p>5.50E-01</text:p>
          </table:table-cell>
          <table:table-cell table:style-name="ce6" office:value-type="float" office:value="0.48300032" calcext:value-type="float">
            <text:p>4.83E-01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5* 6*</text:p>
          </table:table-cell>
          <table:table-cell table:style-name="ce2" office:value-type="string" calcext:value-type="string">
            <text:p>5* 6s* 6p*</text:p>
          </table:table-cell>
          <table:table-cell/>
          <table:table-cell table:style-name="ce1"/>
          <table:table-cell table:style-name="ce5" table:number-columns-repeated="3"/>
          <table:table-cell table:number-columns-repeated="10"/>
        </table:table-row>
        <table:table-row table:style-name="ro1">
          <table:table-cell table:style-name="ce3"/>
          <table:table-cell table:style-name="ce2"/>
          <table:table-cell/>
          <table:table-cell table:style-name="ce1"/>
          <table:table-cell table:style-name="ce5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6s 5d* 6p- 6d* 4f*</text:p>
          </table:table-cell>
          <table:table-cell office:value-type="string" calcext:value-type="string">
            <text:p>6s 6p*</text:p>
          </table:table-cell>
          <table:table-cell office:value-type="string" calcext:value-type="string">
            <text:p>goddamn forever</text:p>
          </table:table-cell>
          <table:table-cell/>
          <table:table-cell office:value-type="float" office:value="1.58" calcext:value-type="float">
            <text:p>1.5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s 5d* 4f* 6p- </text:p>
          </table:table-cell>
          <table:table-cell office:value-type="string" calcext:value-type="string">
            <text:p>6s 6p*</text:p>
          </table:table-cell>
          <table:table-cell office:value-type="string" calcext:value-type="string">
            <text:p>also goddamn forever</text:p>
          </table:table-cell>
          <table:table-cell/>
          <table:table-cell office:value-type="float" office:value="1.22" calcext:value-type="float">
            <text:p>1.2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5* 6*</text:p>
          </table:table-cell>
          <table:table-cell office:value-type="string" calcext:value-type="string">
            <text:p>6s 6p* 5d*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.61" calcext:value-type="float">
            <text:p>3.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* 6* 4f</text:p>
          </table:table-cell>
          <table:table-cell office:value-type="string" calcext:value-type="string">
            <text:p>6s 6p- 4f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float" office:value="0.91" calcext:value-type="float">
            <text:p>9.10E-01</text:p>
          </table:table-cell>
          <table:table-cell table:style-name="ce5" office:value-type="float" office:value="0.5857" calcext:value-type="float">
            <text:p>5.86E-01</text:p>
          </table:table-cell>
          <table:table-cell office:value-type="float" office:value="1.5378" calcext:value-type="float">
            <text:p>1.5378</text:p>
          </table:table-cell>
          <table:table-cell office:value-type="float" office:value="2.339" calcext:value-type="float">
            <text:p>2.339</text:p>
          </table:table-cell>
          <table:table-cell office:value-type="float" office:value="2.098" calcext:value-type="float">
            <text:p>2.098</text:p>
          </table:table-cell>
          <table:table-cell table:formula="of:=[.E27]-[.F27]" office:value-type="float" office:value="0.3243" calcext:value-type="float">
            <text:p>0.3243</text:p>
          </table:table-cell>
          <table:table-cell table:formula="of:=[.H27]-[.E27]" office:value-type="float" office:value="1.429" calcext:value-type="float">
            <text:p>1.429</text:p>
          </table:table-cell>
          <table:table-cell table:formula="of:=[.I27]-[.E27]" office:value-type="float" office:value="1.188" calcext:value-type="float">
            <text:p>1.1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* 6* 4f</text:p>
          </table:table-cell>
          <table:table-cell office:value-type="string" calcext:value-type="string">
            <text:p>6s 6p-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6s 6p- 6d* 6f* 5d*</text:p>
          </table:table-cell>
          <table:table-cell office:value-type="string" calcext:value-type="string">
            <text:p>6s 6p- 5d*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6s 5d* 4f* 6p- 6d* 6f* </text:p>
          </table:table-cell>
          <table:table-cell office:value-type="string" calcext:value-type="string">
            <text:p>6s 6p- 5d*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office:value-type="string" calcext:value-type="string">
            <text:p>experiment</text:p>
          </table:table-cell>
          <table:table-cell office:value-type="string" calcext:value-type="string">
            <text:p>6s→6p- (369)</text:p>
          </table:table-cell>
          <table:table-cell office:value-type="string" calcext:value-type="string">
            <text:p>6s → 5d- (435)</text:p>
          </table:table-cell>
          <table:table-cell office:value-type="string" calcext:value-type="string">
            <text:p>6s → 5d (411)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Hz @ 174</text:p>
          </table:table-cell>
          <table:table-cell office:value-type="float" office:value="811854480" calcext:value-type="float">
            <text:p>811854480</text:p>
          </table:table-cell>
          <table:table-cell office:value-type="float" office:value="688358979" calcext:value-type="float">
            <text:p>688358979</text:p>
          </table:table-cell>
          <table:table-cell office:value-type="float" office:value="729487779" calcext:value-type="float">
            <text:p>729487779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hartrees</text:p>
          </table:table-cell>
          <table:table-cell office:value-type="float" office:value="0.1233881" calcext:value-type="float">
            <text:p>0.1233881</text:p>
          </table:table-cell>
          <table:table-cell office:value-type="float" office:value="0.1046189" calcext:value-type="float">
            <text:p>0.1046189</text:p>
          </table:table-cell>
          <table:table-cell office:value-type="float" office:value="0.1108697" calcext:value-type="float">
            <text:p>0.1108697</text:p>
          </table:table-cell>
          <table:table-cell table:number-columns-repeated="7"/>
        </table:table-row>
        <table:table-row table:style-name="ro1" table:number-rows-repeated="104854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7">00/00/0000</text:date>, <text:time style:data-style-name="N2" text:time-value="16:03:33.5889583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22:15:17.165364279</meta:creation-date>
    <dc:date>2019-02-07T16:08:19.498000656</dc:date>
    <meta:editing-duration>PT8H33M45S</meta:editing-duration>
    <meta:editing-cycles>8</meta:editing-cycles>
    <meta:generator>LibreOffice/5.1.6.2$Linux_X86_64 LibreOffice_project/10m0$Build-2</meta:generator>
    <meta:document-statistic meta:table-count="1" meta:cell-count="144" meta:object-count="0"/>
  </office:meta>
</office:document-meta>
</file>